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0.067cm" fo:min-width="0cm"/>
      <style:paragraph-properties style:writing-mode="lr-tb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0.077cm" fo:min-width="0cm"/>
      <style:paragraph-properties style:writing-mode="lr-tb"/>
    </style:style>
    <style:style style:name="gr3" style:family="graphic" style:parent-style-name="standard">
      <style:graphic-properties svg:stroke-color="#ff8000" draw:fill-color="#ffffff" draw:textarea-horizontal-align="justify" draw:textarea-vertical-align="middle" draw:auto-grow-height="false" fo:min-height="0.058cm" fo:min-width="0cm"/>
      <style:paragraph-properties style:writing-mode="lr-tb"/>
    </style:style>
    <style:style style:name="gr4" style:family="graphic" style:parent-style-name="standard">
      <style:graphic-properties svg:stroke-color="#999999" draw:fill-color="#ffffff" draw:textarea-horizontal-align="justify" draw:textarea-vertical-align="middle" draw:auto-grow-height="false" fo:min-height="0.065cm" fo:min-width="0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08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837cm"/>
      <style:paragraph-properties style:writing-mode="lr-tb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0.285cm" fo:min-width="0.771cm"/>
      <style:paragraph-properties style:writing-mode="lr-tb"/>
    </style:style>
    <style:style style:name="gr9" style:family="graphic" style:parent-style-name="standard">
      <style:graphic-properties svg:stroke-color="#999999" draw:fill-color="#ffffff" draw:textarea-horizontal-align="justify" draw:textarea-vertical-align="middle" draw:auto-grow-height="false" fo:min-height="0.283cm" fo:min-width="1.406cm"/>
      <style:paragraph-properties style:writing-mode="lr-tb"/>
    </style:style>
    <style:style style:name="gr10" style:family="graphic" style:parent-style-name="objectwithoutfill">
      <style:graphic-properties svg:stroke-width="0.028cm" svg:stroke-color="#ff8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2.3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2.995cm"/>
      <style:paragraph-properties style:writing-mode="lr-tb"/>
    </style:style>
    <style:style style:name="gr14" style:family="graphic" style:parent-style-name="objectwithoutfill">
      <style:graphic-properties svg:stroke-width="0.028cm" svg:stroke-color="#2a6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color="#2a6099" draw:fill-color="#ffffff" draw:textarea-horizontal-align="justify" draw:textarea-vertical-align="middle" draw:auto-grow-height="false" fo:min-height="0.285cm" fo:min-width="0.771cm"/>
      <style:paragraph-properties style:writing-mode="lr-tb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283cm" fo:min-width="1.406cm"/>
      <style:paragraph-properties style:writing-mode="lr-tb"/>
    </style:style>
    <style:style style:name="gr1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ff0000" loext:opacity="100%" fo:font-size="6pt" style:font-size-asian="6pt" style:font-size-complex="6pt"/>
    </style:style>
    <style:style style:name="P2" style:family="paragraph">
      <loext:graphic-properties draw:fill-color="#ffffff"/>
      <style:paragraph-properties fo:text-align="center"/>
      <style:text-properties fo:color="#ff0000" loext:opacity="100%" fo:font-size="6pt" style:font-size-asian="6pt" style:font-size-complex="6pt"/>
    </style:style>
    <style:style style:name="P3" style:family="paragraph">
      <style:paragraph-properties fo:text-align="center"/>
      <style:text-properties fo:color="#2a6099" loext:opacity="100%" fo:font-style="italic" style:font-style-asian="italic" style:font-style-complex="italic"/>
    </style:style>
    <style:style style:name="P4" style:family="paragraph">
      <loext:graphic-properties draw:fill-color="#ffffff"/>
      <style:paragraph-properties fo:text-align="center"/>
      <style:text-properties fo:color="#2a6099" loext:opacity="100%" fo:font-size="6pt" fo:font-style="italic" style:font-size-asian="6pt" style:font-style-asian="italic" style:font-size-complex="6pt" style:font-style-complex="italic"/>
    </style:style>
    <style:style style:name="P5" style:family="paragraph">
      <style:paragraph-properties fo:text-align="center"/>
      <style:text-properties fo:color="#ff8000" loext:opacity="100%" fo:font-style="italic" style:font-style-asian="italic" style:font-style-complex="italic"/>
    </style:style>
    <style:style style:name="P6" style:family="paragraph">
      <loext:graphic-properties draw:fill-color="#ffffff"/>
      <style:paragraph-properties fo:text-align="center"/>
      <style:text-properties fo:color="#ff8000" loext:opacity="100%" fo:font-size="6pt" fo:font-style="italic" style:font-size-asian="6pt" style:font-style-asian="italic" style:font-size-complex="6pt" style:font-style-complex="italic"/>
    </style:style>
    <style:style style:name="P7" style:family="paragraph">
      <style:paragraph-properties fo:text-align="center"/>
      <style:text-properties fo:color="#999999" loext:opacity="100%" fo:font-style="italic" style:font-style-asian="italic" style:font-style-complex="italic"/>
    </style:style>
    <style:style style:name="P8" style:family="paragraph">
      <loext:graphic-properties draw:fill-color="#ffffff"/>
      <style:paragraph-properties fo:text-align="center"/>
      <style:text-properties fo:color="#999999" loext:opacity="100%" fo:font-size="6pt" fo:font-style="italic" style:font-size-asian="6pt" style:font-style-asian="italic" style:font-size-complex="6pt" style:font-style-complex="italic"/>
    </style:style>
    <style:style style:name="P9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color="#ff8000" loext:opacity="100%"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-color="#ffffff"/>
      <style:paragraph-properties fo:text-align="center"/>
      <style:text-properties fo:color="#999999" loext:opacity="100%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text-align="center"/>
      <style:text-properties fo:color="#ff8000" loext:opacity="100%"/>
    </style:style>
    <style:style style:name="P14" style:family="paragraph">
      <loext:graphic-properties draw:fill="none"/>
      <style:paragraph-properties fo:text-align="center"/>
      <style:text-properties fo:color="#999999" loext:opacity="100%"/>
    </style:style>
    <style:style style:name="P15" style:family="paragraph">
      <loext:graphic-properties draw:fill="none"/>
      <style:paragraph-properties fo:text-align="center"/>
      <style:text-properties fo:color="#2a6099" loext:opacity="100%"/>
    </style:style>
    <style:style style:name="P16" style:family="paragraph">
      <loext:graphic-properties draw:fill-color="#ffffff"/>
      <style:paragraph-properties fo:text-align="center"/>
      <style:text-properties fo:color="#2a6099" loext:opacity="100%" fo:font-size="10pt" fo:font-style="italic" style:font-size-asian="10pt" style:font-style-asian="italic" style:font-size-complex="10pt" style:font-style-complex="italic"/>
    </style:style>
    <style:style style:name="P17" style:family="paragraph">
      <style:paragraph-properties fo:text-align="center"/>
      <style:text-properties fo:color="#ff0000" loext:opacity="100%" fo:font-style="italic" style:font-style-asian="italic" style:font-style-complex="italic"/>
    </style:style>
    <style:style style:name="P18" style:family="paragraph">
      <loext:graphic-properties draw:fill-color="#ffffff"/>
      <style:paragraph-properties fo:text-align="center"/>
      <style:text-properties fo:color="#ff0000" loext:opacity="100%"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normal" style:font-size-asian="6pt" style:font-style-asian="normal" style:font-size-complex="6pt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06cm" svg:height="0.317cm" svg:x="12.49cm" svg:y="2.62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75cm" svg:height="0.327cm" draw:transform="skewX (-0.142767932813136) rotate (-0.160570291183478) translate (13.541cm 2.626cm)">
          <text:p text:style-name="P3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476cm" svg:height="0.308cm" draw:transform="skewX (-0.157777764380287) rotate (-0.261799387799149) translate (6.171cm 2.626cm)">
          <text:p text:style-name="P5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393cm" svg:height="0.315cm" draw:transform="skewX (0.0823795406941323) rotate (0.140499004785544) translate (4.493cm 2.321cm)">
          <text:p text:style-name="P7"><text:span text:style-name="T2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5" draw:text-style-name="P9" draw:layer="layout" svg:width="1.588cm" svg:height="0.635cm" svg:x="4.909cm" svg:y="1.635cm">
            <text:p text:style-name="P10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1.419cm" svg:height="0.47cm" svg:x="4.994cm" svg:y="1.71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 xml:id="id3" draw:id="id3">
          <draw:custom-shape draw:style-name="gr7" draw:text-style-name="P9" draw:layer="layout" svg:width="2.337cm" svg:height="0.635cm" svg:x="3.027cm" svg:y="2.8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277cm" svg:height="0.53cm" svg:x="3.057cm" svg:y="2.93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xml:id="id4" draw:id="id4">
          <draw:custom-shape draw:style-name="gr7" draw:text-style-name="P9" draw:layer="layout" svg:width="2.337cm" svg:height="0.635cm" svg:x="4.577cm" svg:y="4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294cm" svg:height="0.53cm" svg:x="4.598cm" svg:y="4.61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ustom-shape draw:style-name="gr8" draw:text-style-name="P11" xml:id="id2" draw:id="id2" draw:layer="layout" svg:width="1.271cm" svg:height="0.535cm" svg:x="7.801cm" svg:y="5.645cm">
          <text:p text:style-name="P5"><text:span text:style-name="T3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5" draw:id="id5" draw:layer="layout" svg:width="1.906cm" svg:height="0.533cm" svg:x="1.317cm" svg:y="5.646cm">
          <text:p text:style-name="P7"><text:span text:style-name="T3">Non-matc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7" draw:id="id7" draw:layer="layout" svg:width="1.906cm" svg:height="0.533cm" svg:x="3.739cm" svg:y="5.646cm">
          <text:p text:style-name="P7"><text:span text:style-name="T3">Non-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6" draw:id="id6" draw:layer="layout" svg:width="1.271cm" svg:height="0.535cm" svg:x="6.08cm" svg:y="5.645cm">
          <text:p text:style-name="P5"><text:span text:style-name="T3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draw:type="curve" draw:line-skew="-0.684cm" svg:x1="5.703cm" svg:y1="2.27cm" svg:x2="8.436cm" svg:y2="5.645cm" draw:start-shape="id1" draw:start-glue-point="2" draw:end-shape="id2" draw:end-glue-point="0" svg:d="M5703 2270c0 1504 2733-183 2733 3375" svg:viewBox="0 0 2734 3376">
          <text:p/>
        </draw:connector>
        <draw:connector draw:style-name="gr11" draw:text-style-name="P14" draw:layer="layout" draw:type="curve" svg:x1="5.703cm" svg:y1="2.27cm" svg:x2="4.195cm" svg:y2="2.887cm" draw:start-shape="id1" draw:start-glue-point="2" draw:end-shape="id3" draw:end-glue-point="0" svg:d="M5703 2270c0 462-1508 154-1508 617" svg:viewBox="0 0 1509 618">
          <text:p/>
        </draw:connector>
        <draw:connector draw:style-name="gr10" draw:text-style-name="P13" draw:layer="layout" draw:type="curve" svg:x1="4.195cm" svg:y1="3.522cm" svg:x2="5.745cm" svg:y2="4.559cm" draw:start-shape="id3" draw:start-glue-point="2" draw:end-shape="id4" draw:end-glue-point="0" svg:d="M4195 3522c0 777 1550 259 1550 1037" svg:viewBox="0 0 1551 1038">
          <text:p/>
        </draw:connector>
        <draw:connector draw:style-name="gr11" draw:text-style-name="P14" draw:layer="layout" draw:type="curve" svg:x1="4.195cm" svg:y1="3.522cm" svg:x2="2.27cm" svg:y2="5.646cm" draw:start-shape="id3" draw:start-glue-point="2" draw:end-shape="id5" draw:end-glue-point="0" svg:d="M4195 3522c0 1591-1925 530-1925 2124" svg:viewBox="0 0 1926 2125">
          <text:p/>
        </draw:connector>
        <draw:connector draw:style-name="gr10" draw:text-style-name="P13" draw:layer="layout" draw:type="curve" svg:x1="5.745cm" svg:y1="5.194cm" svg:x2="6.715cm" svg:y2="5.645cm" draw:start-shape="id4" draw:start-glue-point="2" draw:end-shape="id6" draw:end-glue-point="0" svg:d="M5745 5194c0 337 970 112 970 451" svg:viewBox="0 0 971 452">
          <text:p/>
        </draw:connector>
        <draw:connector draw:style-name="gr11" draw:text-style-name="P14" draw:layer="layout" draw:type="curve" svg:x1="5.745cm" svg:y1="5.194cm" svg:x2="4.692cm" svg:y2="5.646cm" draw:start-shape="id4" draw:start-glue-point="2" draw:end-shape="id7" draw:end-glue-point="0" svg:d="M5745 5194c0 337-1053 112-1053 452" svg:viewBox="0 0 1054 453">
          <text:p/>
        </draw:connector>
        <draw:g xml:id="id9" draw:id="id9">
          <draw:custom-shape draw:style-name="gr12" draw:text-style-name="P9" draw:layer="layout" svg:width="2.86cm" svg:height="0.813cm" svg:x="13.382cm" svg:y="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65cm" svg:height="0.593cm" svg:x="13.487cm" svg:y="3.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xml:id="id10" draw:id="id10">
          <draw:custom-shape draw:style-name="gr12" draw:text-style-name="P9" draw:layer="layout" svg:width="2.86cm" svg:height="0.813cm" svg:x="14.983cm" svg:y="4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886cm" svg:height="0.593cm" svg:x="14.97cm" svg:y="4.9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xml:id="id11" draw:id="id11">
          <draw:custom-shape draw:style-name="gr12" draw:text-style-name="P9" draw:layer="layout" svg:width="2.86cm" svg:height="0.813cm" svg:x="16.237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751cm" svg:height="0.593cm" svg:x="16.292cm" svg:y="6.329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g xml:id="id8" draw:id="id8">
          <draw:custom-shape draw:style-name="gr13" draw:text-style-name="P9" draw:layer="layout" svg:width="3.495cm" svg:height="0.813cm" svg:x="11.16cm" svg:y="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3.461cm" svg:height="0.567cm" svg:x="11.177cm" svg:y="1.79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4" draw:text-style-name="P15" draw:layer="layout" draw:type="curve" svg:x1="12.907cm" svg:y1="2.483cm" svg:x2="14.812cm" svg:y2="3.54cm" draw:start-shape="id8" draw:start-glue-point="2" draw:end-shape="id9" draw:end-glue-point="0" svg:d="M12907 2483c0 792 1905 264 1905 1057" svg:viewBox="0 0 1906 1058">
          <text:p/>
        </draw:connector>
        <draw:connector draw:style-name="gr14" draw:text-style-name="P15" draw:layer="layout" draw:type="curve" svg:x1="14.812cm" svg:y1="4.353cm" svg:x2="16.413cm" svg:y2="4.81cm" draw:start-shape="id9" draw:start-glue-point="2" draw:end-shape="id10" draw:end-glue-point="0" svg:d="M14812 4353c0 342 1601 114 1601 457" svg:viewBox="0 0 1602 458">
          <text:p/>
        </draw:connector>
        <draw:connector draw:style-name="gr14" draw:text-style-name="P15" draw:layer="layout" draw:type="curve" svg:x1="16.413cm" svg:y1="5.623cm" svg:x2="17.667cm" svg:y2="6.219cm" draw:start-shape="id10" draw:start-glue-point="2" draw:end-shape="id11" draw:end-glue-point="0" svg:d="M16413 5623c0 445 1254 148 1254 596" svg:viewBox="0 0 1255 597">
          <text:p/>
        </draw:connector>
        <draw:custom-shape draw:style-name="gr15" draw:text-style-name="P16" xml:id="id12" draw:id="id12" draw:layer="layout" svg:width="1.271cm" svg:height="0.535cm" svg:x="17.032cm" svg:y="7.667cm">
          <text:p text:style-name="P3"><text:span text:style-name="T3">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xml:id="id13" draw:id="id13" draw:layer="layout" svg:width="1.906cm" svg:height="0.533cm" svg:x="11.954cm" svg:y="7.668cm">
          <text:p text:style-name="P17"><text:span text:style-name="T3">Non-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7.667cm" svg:y1="7.032cm" svg:x2="17.667cm" svg:y2="7.667cm" draw:start-shape="id11" draw:start-glue-point="2" draw:end-shape="id12" draw:end-glue-point="0" svg:d="M17667 7032v635" svg:viewBox="0 0 1 636">
          <text:p/>
        </draw:connector>
        <draw:connector draw:style-name="gr17" draw:text-style-name="P19" draw:layer="layout" draw:type="line" svg:x1="12.907cm" svg:y1="2.483cm" svg:x2="12.907cm" svg:y2="7.668cm" draw:start-shape="id8" draw:start-glue-point="2" draw:end-shape="id13" draw:end-glue-point="0" svg:d="M12907 2483v5185" svg:viewBox="0 0 1 5186">
          <text:p/>
        </draw:connector>
        <draw:connector draw:style-name="gr17" draw:text-style-name="P19" draw:layer="layout" draw:type="curve" svg:x1="14.812cm" svg:y1="4.353cm" svg:x2="12.907cm" svg:y2="7.668cm" draw:start-shape="id9" draw:start-glue-point="2" draw:end-shape="id13" draw:end-glue-point="0" svg:d="M14812 4353c0 2485-1905 828-1905 3315" svg:viewBox="0 0 1906 3316">
          <text:p/>
        </draw:connector>
        <draw:connector draw:style-name="gr17" draw:text-style-name="P19" draw:layer="layout" draw:type="curve" svg:x1="16.413cm" svg:y1="5.623cm" svg:x2="12.907cm" svg:y2="7.668cm" draw:start-shape="id10" draw:start-glue-point="2" draw:end-shape="id13" draw:end-glue-point="0" svg:d="M16413 5623c0 1533-3506 511-3506 2045" svg:viewBox="0 0 3507 2046">
          <text:p/>
        </draw:connector>
        <draw:connector draw:style-name="gr17" draw:text-style-name="P19" draw:layer="layout" draw:type="curve" draw:line-skew="-0.203cm" svg:x1="17.667cm" svg:y1="7.032cm" svg:x2="12.907cm" svg:y2="7.669cm" draw:start-shape="id11" draw:start-glue-point="2" svg:d="M17667 7032c0 549-4760 231-4760 637" svg:viewBox="0 0 4761 63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14:05:51.265000000</meta:creation-date>
    <dc:date>2023-10-09T14:58:02.402000000</dc:date>
    <meta:editing-duration>PT9M47S</meta:editing-duration>
    <meta:editing-cycles>2</meta:editing-cycles>
    <meta:generator>LibreOffice/7.1.2.2$Windows_X86_64 LibreOffice_project/8a45595d069ef5570103caea1b71cc9d82b2aae4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i>C</mi>
      <mo stretchy="false">≥</mo>
      <mn>4.5</mn>
    </mrow>
    <annotation encoding="StarMath 5.0">C &gt;= 4.5</annotation>
  </semantics>
</math>
</file>

<file path=Object 2/content.xml><?xml version="1.0" encoding="utf-8"?>
<math xmlns="http://www.w3.org/1998/Math/MathML" display="block">
  <semantics>
    <mrow>
      <msub>
        <mi mathvariant="italic">cor</mi>
        <mi mathvariant="italic">full</mi>
      </msub>
      <mo stretchy="false">≥</mo>
      <mn>0.26</mn>
    </mrow>
    <annotation encoding="StarMath 5.0">cor_{ full } &gt;= 0.26</annotation>
  </semantics>
</math>
</file>

<file path=Object 3/content.xml><?xml version="1.0" encoding="utf-8"?>
<math xmlns="http://www.w3.org/1998/Math/MathML" display="block">
  <semantics>
    <mrow>
      <msub>
        <mover accent="true">
          <mi mathvariant="italic">cor</mi>
          <mo>¯</mo>
        </mover>
        <mi mathvariant="italic">cell</mi>
      </msub>
      <mo stretchy="false">≥</mo>
      <mn>0.42</mn>
    </mrow>
    <annotation encoding="StarMath 5.0">{overline{cor}}_{ cell } &gt;= 0.42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n</mi>
              <mrow>
                <mi>d</mi>
                <mi>,</mi>
                <mi>t</mi>
              </mrow>
              <mtext>*</mtext>
            </msubsup>
            <mo stretchy="false">−</mo>
            <msub>
              <mi>n</mi>
              <mi mathvariant="italic">ref</mi>
            </msub>
          </mrow>
        </mrow>
        <mo fence="true" form="postfix" stretchy="true">|</mo>
      </mrow>
      <mo stretchy="false">≤</mo>
      <msub>
        <mi>T</mi>
        <mi>n</mi>
      </msub>
    </mrow>
    <annotation encoding="StarMath 5.0">abs{ n_{d,t}^{"*"} - n_{ref} } &lt;= T_n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m</mi>
              <mrow>
                <mi>d</mi>
                <mi>,</mi>
                <mi>t</mi>
              </mrow>
              <mtext>*</mtext>
            </msubsup>
            <mo stretchy="false">−</mo>
            <msub>
              <mi>m</mi>
              <mi mathvariant="italic">ref</mi>
            </msub>
          </mrow>
        </mrow>
        <mo fence="true" form="postfix" stretchy="true">|</mo>
      </mrow>
      <mo stretchy="false">≤</mo>
      <msub>
        <mi>T</mi>
        <mi>m</mi>
      </msub>
    </mrow>
    <annotation encoding="StarMath 5.0">abs{ m_{d,t}^{"*"} - m_{ref} } &lt;= T_m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θ</mi>
              <mrow>
                <mi>d</mi>
                <mi>,</mi>
                <mi>t</mi>
              </mrow>
              <mtext>*</mtext>
            </msubsup>
            <mo stretchy="false">−</mo>
            <msub>
              <mi>θ</mi>
              <mi mathvariant="italic">ref</mi>
            </msub>
          </mrow>
        </mrow>
        <mo fence="true" form="postfix" stretchy="true">|</mo>
      </mrow>
      <mo stretchy="false">≤</mo>
      <msub>
        <mi>T</mi>
        <mi>θ</mi>
      </msub>
    </mrow>
    <annotation encoding="StarMath 5.0">abs{ %theta_{d,t}^{"*"} - %theta_{ref} } &lt;= T_{ %theta }</annotation>
  </semantics>
</math>
</file>

<file path=Object 7/content.xml><?xml version="1.0" encoding="utf-8"?>
<math xmlns="http://www.w3.org/1998/Math/MathML" display="block">
  <semantics>
    <mrow>
      <msub>
        <mi mathvariant="italic">CCF</mi>
        <mrow>
          <mi mathvariant="italic">max</mi>
          <mi>,</mi>
          <mi>d</mi>
          <mi>,</mi>
          <mi>t</mi>
          <mi>,</mi>
          <msup>
            <mi>θ</mi>
            <mtext>*</mtext>
          </msup>
        </mrow>
      </msub>
      <mo stretchy="false">≥</mo>
      <msub>
        <mi>T</mi>
        <mi mathvariant="italic">CCF</mi>
      </msub>
    </mrow>
    <annotation encoding="StarMath 5.0">CCF_{max, d,t, %theta^{"*"}} &gt;= T_{ CCF }</annotation>
  </semantics>
</math>
</file>